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6pt" fo:font-weight="bold" officeooo:rsid="001d7c4c" officeooo:paragraph-rsid="001d7c4c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iran Kumar Boinapally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12T09:22:20.223000000</meta:creation-date>
    <dc:date>2024-12-12T09:24:48.362000000</dc:date>
    <meta:editing-duration>PT2M29S</meta:editing-duration>
    <meta:editing-cycles>1</meta:editing-cycles>
    <meta:document-statistic meta:table-count="0" meta:image-count="0" meta:object-count="0" meta:page-count="1" meta:paragraph-count="1" meta:word-count="3" meta:character-count="22" meta:non-whitespace-character-count="20"/>
    <meta:generator>LibreOffice/7.2.4.1$Windows_X86_64 LibreOffice_project/27d75539669ac387bb498e35313b970b7fe9c4f9</meta:generator>
  </office:meta>
</office:document-meta>
</file>